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HAN NOM A1" svg:font-family="'HAN NOM A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1.95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9cm" fo:min-width="4.4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7.1cm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23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4.4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94cm"/>
      <style:paragraph-properties style:writing-mode="lr-tb"/>
    </style:style>
    <style:style style:name="gr16" style:family="graphic" style:parent-style-name="objectwithoutfill">
      <style:graphic-properties draw:stroke="none" draw:fill="none" fo:min-height="0.4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5.16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3.0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4.4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Arial3" fo:font-size="12pt" style:font-name-asian="Arial3" style:font-size-asian="12pt" style:font-name-complex="Arial3" style:font-size-complex="12pt"/>
    </style:style>
    <style:style style:name="T2" style:family="text">
      <style:text-properties style:font-name="Arial" fo:font-size="12pt" style:font-name-asian="Arial3" style:font-size-asian="12pt" style:font-name-complex="Arial3" style:font-size-complex="12pt"/>
    </style:style>
    <style:style style:name="T3" style:family="text">
      <style:text-properties style:font-name="Arial2" fo:font-size="12pt" style:font-name-asian="Arial2" style:font-size-asian="12pt" style:font-name-complex="Arial2" style:font-size-complex="12pt"/>
    </style:style>
    <style:style style:name="T4" style:family="text">
      <style:text-properties style:font-name="Arial" fo:font-size="12pt" style:font-name-asian="DejaVu Sans2" style:font-size-asian="12pt" style:font-name-complex="DejaVu Sans2" style:font-size-complex="12pt"/>
    </style:style>
    <style:style style:name="T5" style:family="text">
      <style:text-properties style:font-name="DejaVu Sans2" fo:font-size="12pt" style:font-name-asian="DejaVu Sans2" style:font-size-asian="12pt" style:font-name-complex="DejaVu Sans2" style:font-size-complex="12pt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style:font-name-asian="Arial3" style:font-size-asian="12pt" style:font-name-complex="Arial3" style:font-size-complex="12pt"/>
    </style:style>
    <style:style style:name="T8" style:family="text"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name-asian="Arial3" style:font-size-asian="12pt" style:font-name-complex="Arial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6cm" svg:height="1.5cm" svg:x="3.327cm" svg:y="4.679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6cm" svg:height="1.5cm" svg:x="16.5cm" svg:y="4.679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6cm" svg:height="1.5cm" svg:x="9.3cm" svg:y="4.679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927cm" svg:y1="5.429cm" svg:x2="9.3cm" svg:y2="5.429cm" draw:start-shape="id1" draw:start-glue-point="1" draw:end-shape="id2" draw:end-glue-point="3" svg:d="M5927 5429h3373" svg:viewBox="0 0 3374 1">
          <text:p/>
        </draw:connector>
        <draw:connector draw:style-name="gr2" draw:text-style-name="P2" draw:layer="layout" svg:x1="11.9cm" svg:y1="5.429cm" svg:x2="16.5cm" svg:y2="5.429cm" draw:start-shape="id2" draw:end-shape="id3" draw:end-glue-point="3" svg:d="M11900 5429h4600" svg:viewBox="0 0 4601 1">
          <text:p/>
        </draw:connector>
        <draw:connector draw:style-name="gr2" draw:text-style-name="P3" draw:layer="layout" draw:line-skew="0.519cm" svg:x1="4.627cm" svg:y1="6.179cm" svg:x2="17.8cm" svg:y2="6.179cm" draw:start-shape="id1" draw:start-glue-point="2" draw:end-shape="id3" draw:end-glue-point="2" svg:d="M4627 6179v1021h13173v-1021" svg:viewBox="0 0 13174 1022">
          <text:p/>
        </draw:connector>
        <draw:frame draw:style-name="gr3" draw:text-style-name="P5" draw:layer="layout" svg:width="1.29cm" svg:height="0.725cm" svg:x="6.9cm" svg:y="4.697cm">
          <draw:text-box>
            <text:p text:style-name="P4"><text:span text:style-name="T1">β</text:span><text:span text:style-name="T2">SI</text:span></text:p>
          </draw:text-box>
        </draw:frame>
        <draw:connector draw:style-name="gr2" draw:text-style-name="P2" draw:layer="layout" draw:line-skew="-0.878cm" svg:x1="10.6cm" svg:y1="4.679cm" svg:x2="17.8cm" svg:y2="4.679cm" draw:start-shape="id2" draw:start-glue-point="0" draw:end-shape="id3" draw:end-glue-point="0" svg:d="M10600 4679v-1379h7200v1379" svg:viewBox="0 0 7201 1380">
          <text:p/>
        </draw:connector>
        <draw:frame draw:style-name="gr3" draw:text-style-name="P6" draw:layer="layout" svg:width="1.29cm" svg:height="0.725cm" svg:x="13.81cm" svg:y="4.775cm">
          <draw:text-box>
            <text:p text:style-name="P4"><text:span text:style-name="T3">γ</text:span><text:span text:style-name="T4">I</text:span></text:p>
          </draw:text-box>
        </draw:frame>
        <draw:frame draw:style-name="gr4" draw:text-style-name="P5" draw:layer="layout" svg:width="0.9cm" svg:height="0.747cm" svg:x="1.9cm" svg:y="4.597cm">
          <draw:text-box>
            <text:p text:style-name="P4"><text:span text:style-name="T5">π</text:span></text:p>
          </draw:text-box>
        </draw:frame>
        <draw:frame draw:style-name="gr5" draw:text-style-name="P6" draw:layer="layout" svg:width="0.993cm" svg:height="0.725cm" svg:x="14.007cm" svg:y="2.5cm">
          <draw:text-box>
            <text:p text:style-name="P4"><text:span text:style-name="T1">δI</text:span></text:p>
          </draw:text-box>
        </draw:frame>
        <draw:frame draw:style-name="gr6" draw:text-style-name="P8" draw:layer="layout" svg:width="4.913cm" svg:height="1.769cm" svg:x="6.087cm" svg:y="7.497cm">
          <draw:text-box>
            <text:p><text:span text:style-name="T6">S' = </text:span><text:span text:style-name="T5">π</text:span><text:span text:style-name="T7"> – βSI – δS</text:span></text:p>
            <text:p><text:span text:style-name="T8">I' = </text:span><text:span text:style-name="T9">βSI</text:span><text:span text:style-name="T8"> – </text:span><text:span text:style-name="T7">δI</text:span><text:span text:style-name="T1"> – </text:span><text:span text:style-name="T3">γ</text:span><text:span text:style-name="T4">I</text:span></text:p>
            <text:p text:style-name="P7"><text:span text:style-name="T10">R' = </text:span><text:span text:style-name="T11">γ</text:span><text:span text:style-name="T8">I</text:span><text:span text:style-name="T10"> + </text:span><text:span text:style-name="T9">δS + δI</text:span></text:p>
          </draw:text-box>
        </draw:frame>
        <draw:frame draw:style-name="gr7" draw:text-style-name="P6" draw:layer="layout" svg:width="3.44cm" svg:height="1.7cm" svg:x="1.89cm" svg:y="7.497cm">
          <draw:text-box>
            <text:p><text:span text:style-name="T12">S = Suscetíveis</text:span></text:p>
            <text:p><text:span text:style-name="T12">I = Infectados</text:span></text:p>
            <text:p><text:span text:style-name="T12">R = Removidos</text:span></text:p>
          </draw:text-box>
        </draw:frame>
        <draw:frame draw:style-name="gr8" draw:text-style-name="P5" draw:layer="layout" svg:width="17.6cm" svg:height="0.9cm" svg:x="2.022cm" svg:y="1.6cm">
          <draw:text-box>
            <text:p text:style-name="P4"><text:span text:style-name="T12">SIR</text:span></text:p>
          </draw:text-box>
        </draw:frame>
        <draw:connector draw:style-name="gr2" draw:text-style-name="P2" draw:layer="layout" svg:x1="1.5cm" svg:y1="5.423cm" svg:x2="3.327cm" svg:y2="5.429cm" draw:end-shape="id1" draw:end-glue-point="3" svg:d="M1500 5423h663v6h1164" svg:viewBox="0 0 1828 7">
          <text:p/>
        </draw:connector>
        <draw:frame draw:style-name="gr9" draw:text-style-name="P4" draw:layer="layout" svg:width="4.972cm" svg:height="1.639cm" svg:x="10.497cm" svg:y="7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5" draw:layer="layout" svg:width="1.023cm" svg:height="0.747cm" svg:x="10.6cm" svg:y="6.453cm">
          <draw:text-box>
            <text:p text:style-name="P9"><text:span text:style-name="T1">δ</text:span><text:span text:style-name="T2">S</text:span></text:p>
          </draw:text-box>
        </draw:frame>
        <draw:custom-shape draw:style-name="gr1" draw:text-style-name="P1" xml:id="id4" draw:id="id4" draw:layer="layout" svg:width="2.6cm" svg:height="1.5cm" svg:x="3.199cm" svg:y="17.2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6cm" svg:height="1.5cm" svg:x="16.499cm" svg:y="17.2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.6cm" svg:height="1.5cm" svg:x="7.633cm" svg:y="17.226cm">
          <text:p text:style-name="P1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6cm" svg:height="1.5cm" svg:x="12.068cm" svg:y="17.2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799cm" svg:y1="17.976cm" svg:x2="7.633cm" svg:y2="17.976cm" draw:start-shape="id4" draw:start-glue-point="1" draw:end-shape="id5" draw:end-glue-point="3" svg:d="M5799 17976h1834" svg:viewBox="0 0 1835 1">
          <text:p/>
        </draw:connector>
        <draw:connector draw:style-name="gr2" draw:text-style-name="P2" draw:layer="layout" svg:x1="10.233cm" svg:y1="17.976cm" svg:x2="12.068cm" svg:y2="17.976cm" draw:start-shape="id5" draw:start-glue-point="1" draw:end-shape="id6" draw:end-glue-point="3" svg:d="M10233 17976h1835" svg:viewBox="0 0 1836 1">
          <text:p/>
        </draw:connector>
        <draw:connector draw:style-name="gr2" draw:text-style-name="P2" draw:layer="layout" svg:x1="14.668cm" svg:y1="17.976cm" svg:x2="16.499cm" svg:y2="17.976cm" draw:start-shape="id6" draw:end-shape="id7" draw:end-glue-point="3" svg:d="M14668 17976h1831" svg:viewBox="0 0 1832 1">
          <text:p/>
        </draw:connector>
        <draw:connector draw:style-name="gr2" draw:text-style-name="P2" draw:layer="layout" svg:x1="1.557cm" svg:y1="17.986cm" svg:x2="3.199cm" svg:y2="17.976cm" draw:end-shape="id4" draw:end-glue-point="3" svg:d="M1557 17986h571v-10h1071" svg:viewBox="0 0 1643 11">
          <text:p/>
        </draw:connector>
        <draw:connector draw:style-name="gr11" draw:text-style-name="P3" draw:layer="layout" draw:line-skew="0.398cm" svg:x1="4.499cm" svg:y1="18.726cm" svg:x2="17.799cm" svg:y2="18.726cm" draw:start-shape="id4" draw:start-glue-point="2" draw:end-shape="id7" svg:d="M4499 18726v900h13300v-900" svg:viewBox="0 0 13301 901">
          <text:p text:style-name="P4"><text:span text:style-name="T1">δ</text:span><text:span text:style-name="T2">S</text:span></text:p>
        </draw:connector>
        <draw:frame draw:style-name="gr3" draw:text-style-name="P5" draw:layer="layout" svg:width="1.29cm" svg:height="0.725cm" svg:x="6.039cm" svg:y="17.226cm">
          <draw:text-box>
            <text:p text:style-name="P4"><text:span text:style-name="T1">β</text:span><text:span text:style-name="T2">SI</text:span></text:p>
          </draw:text-box>
        </draw:frame>
        <draw:connector draw:style-name="gr2" draw:text-style-name="P2" draw:layer="layout" svg:x1="13.368cm" svg:y1="17.226cm" svg:x2="17.799cm" svg:y2="17.226cm" draw:start-shape="id6" draw:end-shape="id7" draw:end-glue-point="0" svg:d="M13368 17226v-501h4431v501" svg:viewBox="0 0 4432 502">
          <text:p/>
        </draw:connector>
        <draw:frame draw:style-name="gr3" draw:text-style-name="P6" draw:layer="layout" svg:width="1.29cm" svg:height="0.725cm" svg:x="14.771cm" svg:y="17.279cm">
          <draw:text-box>
            <text:p text:style-name="P4"><text:span text:style-name="T3">γ</text:span><text:span text:style-name="T4">I</text:span></text:p>
          </draw:text-box>
        </draw:frame>
        <draw:frame draw:style-name="gr12" draw:text-style-name="P6" draw:layer="layout" svg:width="1.032cm" svg:height="0.725cm" svg:x="10.427cm" svg:y="17.201cm">
          <draw:text-box>
            <text:p text:style-name="P4"><text:span text:style-name="T3">α</text:span><text:span text:style-name="T1">E</text:span></text:p>
          </draw:text-box>
        </draw:frame>
        <draw:frame draw:style-name="gr13" draw:text-style-name="P5" draw:layer="layout" svg:width="1.327cm" svg:height="0.747cm" svg:x="1.472cm" svg:y="17.179cm">
          <draw:text-box>
            <text:p text:style-name="P4"><text:span text:style-name="T5">π</text:span></text:p>
          </draw:text-box>
        </draw:frame>
        <draw:frame draw:style-name="gr5" draw:text-style-name="P6" draw:layer="layout" svg:width="0.993cm" svg:height="0.725cm" svg:x="14.909cm" svg:y="15.901cm">
          <draw:text-box>
            <text:p text:style-name="P9"><text:span text:style-name="T1">δ</text:span><text:span text:style-name="T2">I</text:span></text:p>
          </draw:text-box>
        </draw:frame>
        <draw:frame draw:style-name="gr14" draw:text-style-name="P8" draw:layer="layout" svg:width="4.913cm" svg:height="2.169cm" svg:x="6.572cm" svg:y="20.173cm">
          <draw:text-box>
            <text:p><text:span text:style-name="T6">S' = </text:span><text:span text:style-name="T5">π</text:span><text:span text:style-name="T7"> – βSI – δS</text:span></text:p>
            <text:p><text:span text:style-name="T9">E' = βSI – </text:span><text:span text:style-name="T11">α</text:span><text:span text:style-name="T1">E </text:span><text:span text:style-name="T7">– δE</text:span></text:p>
            <text:p text:style-name="P7"><text:span text:style-name="T8">I' = </text:span><text:span text:style-name="T11">α</text:span><text:span text:style-name="T8">E <text:s/>– </text:span><text:span text:style-name="T11">γ</text:span><text:span text:style-name="T13">I</text:span><text:span text:style-name="T10"> </text:span><text:span text:style-name="T7">– δI</text:span></text:p>
            <text:p><text:span text:style-name="T10">R' = </text:span><text:span text:style-name="T11">γ</text:span><text:span text:style-name="T8">I</text:span><text:span text:style-name="T10"> + </text:span><text:span text:style-name="T9">δS + δE</text:span><text:span text:style-name="T13"> </text:span><text:span text:style-name="T7">+ δI</text:span></text:p>
          </draw:text-box>
        </draw:frame>
        <draw:frame draw:style-name="gr15" draw:text-style-name="P6" draw:layer="layout" svg:width="3.44cm" svg:height="2.147cm" svg:x="2.072cm" svg:y="20.273cm">
          <draw:text-box>
            <text:p><text:span text:style-name="T12">S = Suscetíveis</text:span></text:p>
            <text:p><text:span text:style-name="T12">E = Expostos</text:span></text:p>
            <text:p text:style-name="P7"><text:span text:style-name="T12">I = Infectados</text:span></text:p>
            <text:p><text:span text:style-name="T12">R = Removidos</text:span></text:p>
          </draw:text-box>
        </draw:frame>
        <draw:connector draw:style-name="gr2" draw:text-style-name="P10" draw:layer="layout" draw:line-skew="-0.999cm" svg:x1="8.933cm" svg:y1="17.226cm" svg:x2="19.099cm" svg:y2="17.976cm" draw:start-shape="id5" draw:start-glue-point="0" draw:end-shape="id7" draw:end-glue-point="1" svg:d="M8933 17226v-1500h10668v2250h-502" svg:viewBox="0 0 10669 2251">
          <text:p/>
        </draw:connector>
        <draw:frame draw:style-name="gr16" draw:text-style-name="P11" draw:layer="layout" svg:width="1.023cm" svg:height="0.726cm" svg:x="14.199cm" svg:y="15cm">
          <draw:text-box>
            <text:p text:style-name="P4"><text:span text:style-name="T1">δ</text:span><text:span text:style-name="T2">E</text:span></text:p>
          </draw:text-box>
        </draw:frame>
        <draw:frame draw:style-name="gr8" draw:text-style-name="P6" draw:layer="layout" svg:width="17.6cm" svg:height="0.9cm" svg:x="2.201cm" svg:y="13.6cm">
          <draw:text-box>
            <text:p><text:span text:style-name="T12">SEIR</text:span></text:p>
          </draw:text-box>
        </draw:frame>
        <draw:frame draw:style-name="gr9" draw:text-style-name="P4" draw:layer="layout" svg:width="2.565cm" svg:height="0.996cm" svg:x="17.041cm" svg:y="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4" draw:layer="layout" svg:width="3.109cm" svg:height="0.996cm" svg:x="16.2cm" svg:y="20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Padrão">
        <draw:custom-shape draw:style-name="gr1" draw:text-style-name="P1" xml:id="id8" draw:id="id8" draw:layer="layout" svg:width="2.6cm" svg:height="1.5cm" svg:x="3.198cm" svg:y="17.2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2.6cm" svg:height="1.5cm" svg:x="16.498cm" svg:y="17.2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2.6cm" svg:height="1.5cm" svg:x="7.632cm" svg:y="17.2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6cm" svg:height="1.5cm" svg:x="12.067cm" svg:y="17.226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798cm" svg:y1="17.976cm" svg:x2="7.632cm" svg:y2="17.976cm" draw:start-shape="id8" draw:start-glue-point="1" draw:end-shape="id9" draw:end-glue-point="3" svg:d="M5798 17976h1834" svg:viewBox="0 0 1835 1">
          <text:p/>
        </draw:connector>
        <draw:connector draw:style-name="gr2" draw:text-style-name="P2" draw:layer="layout" svg:x1="10.232cm" svg:y1="17.976cm" svg:x2="12.067cm" svg:y2="17.976cm" draw:start-shape="id9" draw:start-glue-point="1" draw:end-shape="id10" draw:end-glue-point="3" svg:d="M10232 17976h1835" svg:viewBox="0 0 1836 1">
          <text:p/>
        </draw:connector>
        <draw:connector draw:style-name="gr2" draw:text-style-name="P2" draw:layer="layout" svg:x1="14.667cm" svg:y1="17.976cm" svg:x2="16.498cm" svg:y2="17.976cm" draw:start-shape="id10" draw:end-shape="id11" draw:end-glue-point="3" svg:d="M14667 17976h1831" svg:viewBox="0 0 1832 1">
          <text:p/>
        </draw:connector>
        <draw:connector draw:style-name="gr2" draw:text-style-name="P2" draw:layer="layout" svg:x1="1.556cm" svg:y1="17.986cm" svg:x2="3.198cm" svg:y2="17.976cm" draw:end-shape="id8" draw:end-glue-point="3" svg:d="M1556 17986h571v-10h1071" svg:viewBox="0 0 1643 11">
          <text:p/>
        </draw:connector>
        <draw:connector draw:style-name="gr11" draw:text-style-name="P3" draw:layer="layout" draw:line-skew="0.398cm" svg:x1="4.498cm" svg:y1="18.726cm" svg:x2="17.798cm" svg:y2="18.726cm" draw:start-shape="id8" draw:start-glue-point="2" draw:end-shape="id11" svg:d="M4498 18726v900h13300v-900" svg:viewBox="0 0 13301 901">
          <text:p text:style-name="P4"><text:span text:style-name="T1">δ</text:span><text:span text:style-name="T2">S</text:span></text:p>
        </draw:connector>
        <draw:frame draw:style-name="gr3" draw:text-style-name="P5" draw:layer="layout" svg:width="1.29cm" svg:height="0.725cm" svg:x="6.038cm" svg:y="17.226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svg:x1="17.798cm" svg:y1="17.226cm" svg:x2="13.367cm" svg:y2="17.226cm" draw:start-shape="id11" draw:start-glue-point="0" draw:end-shape="id10" svg:d="M17798 17226v-501h-4431v501" svg:viewBox="0 0 4432 502">
          <text:p/>
        </draw:connector>
        <draw:frame draw:style-name="gr3" draw:text-style-name="P6" draw:layer="layout" svg:width="1.29cm" svg:height="0.725cm" svg:x="14.77cm" svg:y="17.279cm">
          <draw:text-box>
            <text:p text:style-name="P4"><text:span text:style-name="T1">α</text:span><text:span text:style-name="T4">SZ</text:span></text:p>
          </draw:text-box>
        </draw:frame>
        <draw:frame draw:style-name="gr17" draw:text-style-name="P6" draw:layer="layout" svg:width="1.027cm" svg:height="0.725cm" svg:x="10.426cm" svg:y="17.201cm">
          <draw:text-box>
            <text:p text:style-name="P4"><text:span text:style-name="T1">ρI</text:span></text:p>
          </draw:text-box>
        </draw:frame>
        <draw:frame draw:style-name="gr13" draw:text-style-name="P5" draw:layer="layout" svg:width="1.327cm" svg:height="0.747cm" svg:x="1.471cm" svg:y="17.179cm">
          <draw:text-box>
            <text:p text:style-name="P4"><text:span text:style-name="T5">π</text:span></text:p>
          </draw:text-box>
        </draw:frame>
        <draw:frame draw:style-name="gr5" draw:text-style-name="P6" draw:layer="layout" svg:width="0.993cm" svg:height="0.725cm" svg:x="14.908cm" svg:y="15.901cm">
          <draw:text-box>
            <text:p text:style-name="P4"><text:span text:style-name="T1">ζ</text:span><text:span text:style-name="T14">R</text:span></text:p>
          </draw:text-box>
        </draw:frame>
        <draw:frame draw:style-name="gr14" draw:text-style-name="P8" draw:layer="layout" svg:width="4.913cm" svg:height="2.169cm" svg:x="6.571cm" svg:y="20.173cm">
          <draw:text-box>
            <text:p><text:span text:style-name="T6">S' = </text:span><text:span text:style-name="T5">π</text:span><text:span text:style-name="T7"> – βSZ – δS</text:span></text:p>
            <text:p><text:span text:style-name="T7">I' = βSZ – </text:span><text:span text:style-name="T1">ρI </text:span><text:span text:style-name="T7">– δI</text:span></text:p>
            <text:p><text:span text:style-name="T1">Z' = ρI + ζR – α</text:span><text:span text:style-name="T4">SZ</text:span></text:p>
            <text:p><text:span text:style-name="T4">R' = </text:span><text:span text:style-name="T1">α</text:span><text:span text:style-name="T4">SZ + </text:span><text:span text:style-name="T7">δS + δI- </text:span><text:span text:style-name="T1">ζR</text:span></text:p>
          </draw:text-box>
        </draw:frame>
        <draw:frame draw:style-name="gr18" draw:text-style-name="P6" draw:layer="layout" svg:width="3.41cm" svg:height="2.147cm" svg:x="2.071cm" svg:y="20.273cm">
          <draw:text-box>
            <text:p><text:span text:style-name="T12">S= Suscetíveis</text:span></text:p>
            <text:p><text:span text:style-name="T12">I = Infectados</text:span></text:p>
            <text:p><text:span text:style-name="T12">Z = Zumbis</text:span></text:p>
            <text:p><text:span text:style-name="T12">R = Removidos</text:span></text:p>
          </draw:text-box>
        </draw:frame>
        <draw:connector draw:style-name="gr2" draw:text-style-name="P10" draw:layer="layout" draw:line-skew="-0.999cm" svg:x1="8.932cm" svg:y1="17.226cm" svg:x2="19.098cm" svg:y2="17.976cm" draw:start-shape="id9" draw:start-glue-point="0" draw:end-shape="id11" draw:end-glue-point="1" svg:d="M8932 17226v-1500h10668v2250h-502" svg:viewBox="0 0 10669 2251">
          <text:p/>
        </draw:connector>
        <draw:frame draw:style-name="gr16" draw:text-style-name="P11" draw:layer="layout" svg:width="1.023cm" svg:height="0.726cm" svg:x="14.198cm" svg:y="15cm">
          <draw:text-box>
            <text:p text:style-name="P4"><text:span text:style-name="T1">δ</text:span><text:span text:style-name="T2">I</text:span></text:p>
          </draw:text-box>
        </draw:frame>
        <draw:frame draw:style-name="gr8" draw:text-style-name="P6" draw:layer="layout" svg:width="17.6cm" svg:height="0.9cm" svg:x="2.2cm" svg:y="13.6cm">
          <draw:text-box>
            <text:p><text:span text:style-name="T12">When Zombies Atack!: The Model with Latent Infection</text:span></text:p>
          </draw:text-box>
        </draw:frame>
        <draw:custom-shape draw:style-name="gr1" draw:text-style-name="P1" xml:id="id12" draw:id="id12" draw:layer="layout" svg:width="2.6cm" svg:height="1.5cm" svg:x="3.3cm" svg:y="4.374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2.6cm" svg:height="1.5cm" svg:x="16.627cm" svg:y="4.374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2.6cm" svg:height="1.5cm" svg:x="9.273cm" svg:y="4.374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9cm" svg:y1="5.124cm" svg:x2="9.273cm" svg:y2="5.124cm" draw:start-shape="id12" draw:start-glue-point="1" draw:end-shape="id13" draw:end-glue-point="3" svg:d="M5900 5124h3373" svg:viewBox="0 0 3374 1">
          <text:p/>
        </draw:connector>
        <draw:connector draw:style-name="gr2" draw:text-style-name="P2" draw:layer="layout" svg:x1="11.873cm" svg:y1="5.124cm" svg:x2="16.627cm" svg:y2="5.124cm" draw:start-shape="id13" draw:end-shape="id14" draw:end-glue-point="3" svg:d="M11873 5124h4754" svg:viewBox="0 0 4755 1">
          <text:p/>
        </draw:connector>
        <draw:connector draw:style-name="gr2" draw:text-style-name="P3" draw:layer="layout" draw:line-skew="0.524cm" svg:x1="4.6cm" svg:y1="5.874cm" svg:x2="17.927cm" svg:y2="5.874cm" draw:start-shape="id12" draw:start-glue-point="2" draw:end-shape="id14" draw:end-glue-point="2" svg:d="M4600 5874v1026h13327v-1026" svg:viewBox="0 0 13328 1027">
          <text:p/>
        </draw:connector>
        <draw:frame draw:style-name="gr3" draw:text-style-name="P5" draw:layer="layout" svg:width="1.29cm" svg:height="0.725cm" svg:x="6.873cm" svg:y="4.397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svg:x1="17.927cm" svg:y1="4.374cm" svg:x2="10.573cm" svg:y2="4.374cm" draw:start-shape="id14" draw:start-glue-point="0" draw:end-shape="id13" svg:d="M17927 4374v-501h-7354v501" svg:viewBox="0 0 7355 502">
          <text:p/>
        </draw:connector>
        <draw:frame draw:style-name="gr3" draw:text-style-name="P6" draw:layer="layout" svg:width="1.29cm" svg:height="0.725cm" svg:x="13.572cm" svg:y="4.503cm">
          <draw:text-box>
            <text:p text:style-name="P4"><text:span text:style-name="T1">α</text:span><text:span text:style-name="T4">SZ</text:span></text:p>
          </draw:text-box>
        </draw:frame>
        <draw:frame draw:style-name="gr4" draw:text-style-name="P5" draw:layer="layout" svg:width="0.9cm" svg:height="0.747cm" svg:x="1.873cm" svg:y="4.397cm">
          <draw:text-box>
            <text:p text:style-name="P4"><text:span text:style-name="T5">π</text:span></text:p>
          </draw:text-box>
        </draw:frame>
        <draw:frame draw:style-name="gr5" draw:text-style-name="P6" draw:layer="layout" svg:width="0.993cm" svg:height="0.725cm" svg:x="13.837cm" svg:y="3.128cm">
          <draw:text-box>
            <text:p text:style-name="P4"><text:span text:style-name="T1">ζ</text:span><text:span text:style-name="T14">R</text:span></text:p>
          </draw:text-box>
        </draw:frame>
        <draw:frame draw:style-name="gr6" draw:text-style-name="P8" draw:layer="layout" svg:width="4.913cm" svg:height="1.769cm" svg:x="6.06cm" svg:y="7.597cm">
          <draw:text-box>
            <text:p><text:span text:style-name="T6">S' = </text:span><text:span text:style-name="T5">π</text:span><text:span text:style-name="T7"> – βSZ – δS</text:span></text:p>
            <text:p><text:span text:style-name="T8">Z' = </text:span><text:span text:style-name="T7">βSZ</text:span><text:span text:style-name="T1"> + ζR – α</text:span><text:span text:style-name="T4">SZ</text:span></text:p>
            <text:p><text:span text:style-name="T4">R' = </text:span><text:span text:style-name="T1">α</text:span><text:span text:style-name="T4">SZ + </text:span><text:span text:style-name="T7">δS - </text:span><text:span text:style-name="T1">ζR</text:span></text:p>
          </draw:text-box>
        </draw:frame>
        <draw:frame draw:style-name="gr19" draw:text-style-name="P6" draw:layer="layout" svg:width="3.41cm" svg:height="1.7cm" svg:x="1.863cm" svg:y="7.597cm">
          <draw:text-box>
            <text:p><text:span text:style-name="T12">S= Suscetíveis</text:span></text:p>
            <text:p><text:span text:style-name="T12">Z = Zumbis</text:span></text:p>
            <text:p><text:span text:style-name="T12">R = Removidos</text:span></text:p>
          </draw:text-box>
        </draw:frame>
        <draw:frame draw:style-name="gr8" draw:text-style-name="P5" draw:layer="layout" svg:width="17.6cm" svg:height="0.9cm" svg:x="1.995cm" svg:y="1.7cm">
          <draw:text-box>
            <text:p text:style-name="P4"><text:span text:style-name="T12">When Zombies Atack!: The Basic Model</text:span></text:p>
          </draw:text-box>
        </draw:frame>
        <draw:connector draw:style-name="gr2" draw:text-style-name="P2" draw:layer="layout" svg:x1="1.398cm" svg:y1="5.117cm" svg:x2="3.3cm" svg:y2="5.124cm" draw:end-shape="id12" draw:end-glue-point="3" svg:d="M1398 5117h701v7h1201" svg:viewBox="0 0 1903 8">
          <text:p/>
        </draw:connector>
        <draw:frame draw:style-name="gr9" draw:text-style-name="P4" draw:layer="layout" svg:width="5.103cm" svg:height="1.639cm" svg:x="11.505cm" svg:y="7.7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6" draw:layer="layout" svg:width="1.023cm" svg:height="0.725cm" svg:x="10.677cm" svg:y="6.075cm">
          <draw:text-box>
            <text:p text:style-name="P9"><text:span text:style-name="T1">δ</text:span><text:span text:style-name="T2">S</text:span></text:p>
          </draw:text-box>
        </draw:frame>
      </draw:page>
      <draw:page draw:name="page3" draw:style-name="dp1" draw:master-page-name="Padrão">
        <draw:custom-shape draw:style-name="gr1" draw:text-style-name="P1" xml:id="id15" draw:id="id15" draw:layer="layout" svg:width="2.6cm" svg:height="1.5cm" svg:x="3.198cm" svg:y="5.3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2.6cm" svg:height="1.5cm" svg:x="16.498cm" svg:y="5.3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2.6cm" svg:height="1.5cm" svg:x="7.632cm" svg:y="5.3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2.6cm" svg:height="1.5cm" svg:x="12.083cm" svg:y="5.326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798cm" svg:y1="6.076cm" svg:x2="7.632cm" svg:y2="6.076cm" draw:start-shape="id15" draw:start-glue-point="1" draw:end-shape="id16" draw:end-glue-point="3" svg:d="M5798 6076h1834" svg:viewBox="0 0 1835 1">
          <text:p/>
        </draw:connector>
        <draw:connector draw:style-name="gr2" draw:text-style-name="P2" draw:layer="layout" svg:x1="10.232cm" svg:y1="6.076cm" svg:x2="12.083cm" svg:y2="6.076cm" draw:start-shape="id16" draw:start-glue-point="1" draw:end-shape="id17" draw:end-glue-point="3" svg:d="M10232 6076h1851" svg:viewBox="0 0 1852 1">
          <text:p/>
        </draw:connector>
        <draw:connector draw:style-name="gr2" draw:text-style-name="P2" draw:layer="layout" svg:x1="14.683cm" svg:y1="6.076cm" svg:x2="16.498cm" svg:y2="6.076cm" draw:start-shape="id17" draw:end-shape="id18" draw:end-glue-point="3" svg:d="M14683 6076h1815" svg:viewBox="0 0 1816 1">
          <text:p/>
        </draw:connector>
        <draw:connector draw:style-name="gr2" draw:text-style-name="P2" draw:layer="layout" svg:x1="1.556cm" svg:y1="6.086cm" svg:x2="3.198cm" svg:y2="6.076cm" draw:end-shape="id15" draw:end-glue-point="3" svg:d="M1556 6086h571v-10h1071" svg:viewBox="0 0 1643 11">
          <text:p/>
        </draw:connector>
        <draw:connector draw:style-name="gr2" draw:text-style-name="P3" draw:layer="layout" draw:line-skew="2.572cm" svg:x1="4.498cm" svg:y1="6.826cm" svg:x2="17.798cm" svg:y2="6.826cm" draw:start-shape="id15" draw:start-glue-point="2" draw:end-shape="id18" svg:d="M4498 6826v3074h13300v-3074" svg:viewBox="0 0 13301 3075">
          <text:p/>
        </draw:connector>
        <draw:frame draw:style-name="gr3" draw:text-style-name="P5" draw:layer="layout" svg:width="1.29cm" svg:height="0.725cm" svg:x="6.038cm" svg:y="5.326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svg:x1="17.798cm" svg:y1="5.326cm" svg:x2="13.383cm" svg:y2="5.326cm" draw:start-shape="id18" draw:start-glue-point="0" draw:end-shape="id17" svg:d="M17798 5326v-501h-4415v501" svg:viewBox="0 0 4416 502">
          <text:p/>
        </draw:connector>
        <draw:frame draw:style-name="gr3" draw:text-style-name="P6" draw:layer="layout" svg:width="1.29cm" svg:height="0.725cm" svg:x="14.77cm" svg:y="5.379cm">
          <draw:text-box>
            <text:p text:style-name="P4"><text:span text:style-name="T1">α</text:span><text:span text:style-name="T4">SZ</text:span></text:p>
          </draw:text-box>
        </draw:frame>
        <draw:frame draw:style-name="gr17" draw:text-style-name="P6" draw:layer="layout" svg:width="1.027cm" svg:height="0.725cm" svg:x="10.426cm" svg:y="5.301cm">
          <draw:text-box>
            <text:p text:style-name="P4"><text:span text:style-name="T1">ρI</text:span></text:p>
          </draw:text-box>
        </draw:frame>
        <draw:frame draw:style-name="gr13" draw:text-style-name="P5" draw:layer="layout" svg:width="1.327cm" svg:height="0.747cm" svg:x="1.471cm" svg:y="5.279cm">
          <draw:text-box>
            <text:p text:style-name="P4"><text:span text:style-name="T5">π</text:span></text:p>
          </draw:text-box>
        </draw:frame>
        <draw:frame draw:style-name="gr5" draw:text-style-name="P6" draw:layer="layout" svg:width="0.993cm" svg:height="0.725cm" svg:x="14.908cm" svg:y="4.001cm">
          <draw:text-box>
            <text:p text:style-name="P4"><text:span text:style-name="T1">ζ</text:span><text:span text:style-name="T14">R</text:span></text:p>
          </draw:text-box>
        </draw:frame>
        <draw:frame draw:style-name="gr21" draw:text-style-name="P8" draw:layer="layout" svg:width="5.667cm" svg:height="2.643cm" svg:x="6.1cm" svg:y="10.6cm">
          <draw:text-box>
            <text:p><text:span text:style-name="T6">S' = </text:span><text:span text:style-name="T5">π</text:span><text:span text:style-name="T7"> – βSZ – δS</text:span></text:p>
            <text:p><text:span text:style-name="T9">I' = βSZ – </text:span><text:span text:style-name="T8">ρI </text:span><text:span text:style-name="T9">– δI - </text:span><text:span text:style-name="T3">κ</text:span><text:span text:style-name="T7">I </text:span></text:p>
            <text:p text:style-name="P12"><text:span text:style-name="T8">Z' = ρI + ζR – α</text:span><text:span text:style-name="T10">SZ</text:span><text:span text:style-name="T8"> – </text:span><text:span text:style-name="T3">σZ</text:span></text:p>
            <text:p text:style-name="P9"><text:span text:style-name="T10">R' = </text:span><text:span text:style-name="T8">α</text:span><text:span text:style-name="T10">SZ + </text:span><text:span text:style-name="T9">δS + δI- </text:span><text:span text:style-name="T8">ζR - </text:span><text:span text:style-name="T3">γQ</text:span></text:p>
            <text:p text:style-name="P12"><text:span text:style-name="T8">Q’ = </text:span><text:span text:style-name="T11">κ</text:span><text:span text:style-name="T9">I + </text:span><text:span text:style-name="T11">σZ - </text:span><text:span text:style-name="T3">γQ</text:span></text:p>
          </draw:text-box>
        </draw:frame>
        <draw:frame draw:style-name="gr22" draw:text-style-name="P6" draw:layer="layout" svg:width="3.563cm" svg:height="2.621cm" svg:x="1.6cm" svg:y="10.7cm">
          <draw:text-box>
            <text:p><text:span text:style-name="T12">S= Suscetíveis</text:span></text:p>
            <text:p><text:span text:style-name="T12">I = Infectados</text:span></text:p>
            <text:p><text:span text:style-name="T12">Z = Zumbis</text:span></text:p>
            <text:p><text:span text:style-name="T12">R = Removidos</text:span></text:p>
            <text:p><text:span text:style-name="T12">Q = Quarentena</text:span></text:p>
          </draw:text-box>
        </draw:frame>
        <draw:connector draw:style-name="gr2" draw:text-style-name="P10" draw:layer="layout" draw:line-skew="-0.999cm" svg:x1="8.932cm" svg:y1="5.326cm" svg:x2="19.098cm" svg:y2="6.076cm" draw:start-shape="id16" draw:start-glue-point="0" draw:end-shape="id18" draw:end-glue-point="1" svg:d="M8932 5326v-1500h10668v2250h-502" svg:viewBox="0 0 10669 2251">
          <text:p/>
        </draw:connector>
        <draw:frame draw:style-name="gr16" draw:text-style-name="P11" draw:layer="layout" svg:width="1.023cm" svg:height="0.726cm" svg:x="14.198cm" svg:y="3.1cm">
          <draw:text-box>
            <text:p text:style-name="P4"><text:span text:style-name="T1">δ</text:span><text:span text:style-name="T2">I</text:span></text:p>
          </draw:text-box>
        </draw:frame>
        <draw:frame draw:style-name="gr8" draw:text-style-name="P6" draw:layer="layout" svg:width="17.6cm" svg:height="0.9cm" svg:x="2.2cm" svg:y="1.7cm">
          <draw:text-box>
            <text:p><text:span text:style-name="T12">When Zombies Atack!: The Model with Quarentine</text:span></text:p>
          </draw:text-box>
        </draw:frame>
        <draw:custom-shape draw:style-name="gr1" draw:text-style-name="P1" xml:id="id19" draw:id="id19" draw:layer="layout" svg:width="2.6cm" svg:height="1.5cm" svg:x="3.098cm" svg:y="19.926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2.6cm" svg:height="1.5cm" svg:x="16.398cm" svg:y="19.926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2.6cm" svg:height="1.5cm" svg:x="7.532cm" svg:y="19.926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2.6cm" svg:height="1.5cm" svg:x="11.967cm" svg:y="19.926cm">
          <text:p text:style-name="P1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698cm" svg:y1="20.676cm" svg:x2="7.532cm" svg:y2="20.676cm" draw:start-shape="id19" draw:start-glue-point="1" draw:end-shape="id20" draw:end-glue-point="3" svg:d="M5698 20676h1834" svg:viewBox="0 0 1835 1">
          <text:p/>
        </draw:connector>
        <draw:connector draw:style-name="gr2" draw:text-style-name="P2" draw:layer="layout" svg:x1="10.132cm" svg:y1="20.676cm" svg:x2="11.967cm" svg:y2="20.676cm" draw:start-shape="id20" draw:start-glue-point="1" draw:end-shape="id21" draw:end-glue-point="3" svg:d="M10132 20676h1835" svg:viewBox="0 0 1836 1">
          <text:p/>
        </draw:connector>
        <draw:connector draw:style-name="gr2" draw:text-style-name="P2" draw:layer="layout" svg:x1="14.567cm" svg:y1="20.676cm" svg:x2="16.398cm" svg:y2="20.676cm" draw:start-shape="id21" draw:end-shape="id22" draw:end-glue-point="3" svg:d="M14567 20676h1831" svg:viewBox="0 0 1832 1">
          <text:p/>
        </draw:connector>
        <draw:connector draw:style-name="gr2" draw:text-style-name="P2" draw:layer="layout" svg:x1="1.173cm" svg:y1="20.72cm" svg:x2="3.098cm" svg:y2="20.676cm" draw:end-shape="id19" draw:end-glue-point="3" svg:d="M1173 20720h712v-44h1213" svg:viewBox="0 0 1926 45">
          <text:p/>
        </draw:connector>
        <draw:connector draw:style-name="gr2" draw:text-style-name="P3" draw:layer="layout" draw:line-skew="0.872cm" svg:x1="4.398cm" svg:y1="21.426cm" svg:x2="18.998cm" svg:y2="20.676cm" draw:start-shape="id19" draw:start-glue-point="2" draw:end-shape="id22" draw:end-glue-point="1" svg:d="M4398 21426v1374h15102v-2124h-502" svg:viewBox="0 0 15103 2125">
          <text:p/>
        </draw:connector>
        <draw:frame draw:style-name="gr3" draw:text-style-name="P5" draw:layer="layout" svg:width="1.29cm" svg:height="0.725cm" svg:x="5.938cm" svg:y="19.926cm">
          <draw:text-box>
            <text:p text:style-name="P4"><text:span text:style-name="T1">β</text:span><text:span text:style-name="T2">SZ</text:span></text:p>
          </draw:text-box>
        </draw:frame>
        <draw:connector draw:style-name="gr2" draw:text-style-name="P2" draw:layer="layout" draw:line-skew="0.272cm" svg:x1="17.698cm" svg:y1="21.426cm" svg:x2="13.267cm" svg:y2="21.426cm" draw:start-shape="id22" draw:start-glue-point="2" draw:end-shape="id21" draw:end-glue-point="2" svg:d="M17698 21426v774h-4431v-774" svg:viewBox="0 0 4432 775">
          <text:p/>
        </draw:connector>
        <draw:frame draw:style-name="gr3" draw:text-style-name="P6" draw:layer="layout" svg:width="1.29cm" svg:height="0.725cm" svg:x="14.67cm" svg:y="19.979cm">
          <draw:text-box>
            <text:p text:style-name="P4"><text:span text:style-name="T1">α</text:span><text:span text:style-name="T4">SZ</text:span></text:p>
          </draw:text-box>
        </draw:frame>
        <draw:frame draw:style-name="gr17" draw:text-style-name="P6" draw:layer="layout" svg:width="1.027cm" svg:height="0.725cm" svg:x="10.326cm" svg:y="19.901cm">
          <draw:text-box>
            <text:p text:style-name="P4"><text:span text:style-name="T1">ρI</text:span></text:p>
          </draw:text-box>
        </draw:frame>
        <draw:frame draw:style-name="gr13" draw:text-style-name="P5" draw:layer="layout" svg:width="1.327cm" svg:height="0.747cm" svg:x="1.373cm" svg:y="19.8cm">
          <draw:text-box>
            <text:p text:style-name="P4"><text:span text:style-name="T5">π</text:span></text:p>
          </draw:text-box>
        </draw:frame>
        <draw:frame draw:style-name="gr23" draw:text-style-name="P8" draw:layer="layout" svg:width="4.964cm" svg:height="2.169cm" svg:x="6.471cm" svg:y="23.373cm">
          <draw:text-box>
            <text:p><text:span text:style-name="T6">S' = </text:span><text:span text:style-name="T5">π</text:span><text:span text:style-name="T7"> + cZ – βSZ – δS</text:span></text:p>
            <text:p><text:span text:style-name="T7">I' = βSZ – </text:span><text:span text:style-name="T1">ρI </text:span><text:span text:style-name="T7">– δI</text:span></text:p>
            <text:p><text:span text:style-name="T1">Z' = ρI + ζR – cZ – α</text:span><text:span text:style-name="T4">SZ</text:span></text:p>
            <text:p><text:span text:style-name="T10">R' = </text:span><text:span text:style-name="T8">α</text:span><text:span text:style-name="T10">SZ + </text:span><text:span text:style-name="T9">δS + δI </text:span><text:span text:style-name="T1">–</text:span><text:span text:style-name="T7"> </text:span><text:span text:style-name="T1">ζR</text:span></text:p>
          </draw:text-box>
        </draw:frame>
        <draw:frame draw:style-name="gr18" draw:text-style-name="P6" draw:layer="layout" svg:width="3.41cm" svg:height="2.147cm" svg:x="1.971cm" svg:y="23.473cm">
          <draw:text-box>
            <text:p><text:span text:style-name="T12">S= Suscetíveis</text:span></text:p>
            <text:p><text:span text:style-name="T12">I = Infectados</text:span></text:p>
            <text:p><text:span text:style-name="T12">Z = Zumbis</text:span></text:p>
            <text:p><text:span text:style-name="T12">R = Removidos</text:span></text:p>
          </draw:text-box>
        </draw:frame>
        <draw:connector draw:style-name="gr2" draw:text-style-name="P10" draw:layer="layout" draw:line-skew="-0.725cm" svg:x1="8.832cm" svg:y1="19.926cm" svg:x2="17.698cm" svg:y2="19.926cm" draw:start-shape="id20" draw:start-glue-point="0" draw:end-shape="id22" draw:end-glue-point="0" svg:d="M8832 19926v-1226h8866v1226" svg:viewBox="0 0 8867 1227">
          <text:p/>
        </draw:connector>
        <draw:frame draw:style-name="gr16" draw:text-style-name="P11" draw:layer="layout" svg:width="1.023cm" svg:height="0.726cm" svg:x="13.7cm" svg:y="17.9cm">
          <draw:text-box>
            <text:p text:style-name="P4"><text:span text:style-name="T1">δ</text:span><text:span text:style-name="T2">I</text:span></text:p>
          </draw:text-box>
        </draw:frame>
        <draw:frame draw:style-name="gr8" draw:text-style-name="P6" draw:layer="layout" svg:width="17.6cm" svg:height="0.9cm" svg:x="2cm" svg:y="15.1cm">
          <draw:text-box>
            <text:p><text:span text:style-name="T12">When Zombies Atack!: A Model with Treatment</text:span></text:p>
          </draw:text-box>
        </draw:frame>
        <draw:custom-shape draw:style-name="gr1" draw:text-style-name="P1" xml:id="id23" draw:id="id23" draw:layer="layout" svg:width="2.6cm" svg:height="1.5cm" svg:x="12.083cm" svg:y="8cm">
          <text:p text:style-name="P1">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8.932cm" svg:y1="6.826cm" svg:x2="12.083cm" svg:y2="8.75cm" draw:start-shape="id16" draw:start-glue-point="2" draw:end-shape="id23" draw:end-glue-point="3" svg:d="M8932 6826v1924h3151" svg:viewBox="0 0 3152 1925">
          <text:p/>
        </draw:connector>
        <draw:frame draw:style-name="gr13" draw:text-style-name="P5" draw:layer="layout" svg:width="1.327cm" svg:height="0.747cm" svg:x="8.373cm" svg:y="9.1cm">
          <draw:text-box>
            <text:p text:style-name="P9"><text:span text:style-name="T7">δS</text:span></text:p>
          </draw:text-box>
        </draw:frame>
        <draw:connector draw:style-name="gr2" draw:text-style-name="P2" draw:layer="layout" svg:x1="13.383cm" svg:y1="6.826cm" svg:x2="13.383cm" svg:y2="8cm" draw:start-shape="id17" draw:start-glue-point="2" draw:end-shape="id23" draw:end-glue-point="0" svg:d="M13383 6826v1174" svg:viewBox="0 0 1 1175">
          <text:p/>
        </draw:connector>
        <draw:frame draw:style-name="gr13" draw:text-style-name="P5" draw:layer="layout" svg:width="1.327cm" svg:height="0.747cm" svg:x="9.473cm" svg:y="7.9cm">
          <draw:text-box>
            <text:p text:style-name="P9"><text:span text:style-name="T3">κ</text:span><text:span text:style-name="T7">I</text:span></text:p>
          </draw:text-box>
        </draw:frame>
        <draw:frame draw:style-name="gr13" draw:text-style-name="P5" draw:layer="layout" svg:width="1.327cm" svg:height="0.747cm" svg:x="13.5cm" svg:y="6.953cm">
          <draw:text-box>
            <text:p text:style-name="P9"><text:span text:style-name="T3">σZ</text:span></text:p>
          </draw:text-box>
        </draw:frame>
        <draw:connector draw:style-name="gr2" draw:text-style-name="P2" draw:layer="layout" svg:x1="14.683cm" svg:y1="8.75cm" svg:x2="17.798cm" svg:y2="6.826cm" draw:start-shape="id23" draw:start-glue-point="1" draw:end-shape="id18" draw:end-glue-point="2" svg:d="M14683 8750h3115v-1924" svg:viewBox="0 0 3116 1925">
          <text:p/>
        </draw:connector>
        <draw:frame draw:style-name="gr13" draw:text-style-name="P5" draw:layer="layout" svg:width="1.327cm" svg:height="0.747cm" svg:x="15.7cm" svg:y="7.9cm">
          <draw:text-box>
            <text:p text:style-name="P9"><text:span text:style-name="T3">γQ</text:span></text:p>
          </draw:text-box>
        </draw:frame>
        <draw:frame draw:style-name="gr13" draw:text-style-name="P5" draw:layer="layout" svg:width="1.327cm" svg:height="0.747cm" svg:x="10.9cm" svg:y="22.053cm">
          <draw:text-box>
            <text:p text:style-name="P9"><text:span text:style-name="T7">δS</text:span></text:p>
          </draw:text-box>
        </draw:frame>
        <draw:frame draw:style-name="gr13" draw:text-style-name="P5" draw:layer="layout" svg:width="1.327cm" svg:height="0.747cm" svg:x="1.374cm" svg:y="19.801cm">
          <draw:text-box>
            <text:p text:style-name="P4"><text:span text:style-name="T5">π</text:span></text:p>
          </draw:text-box>
        </draw:frame>
        <draw:frame draw:style-name="gr5" draw:text-style-name="P6" draw:layer="layout" svg:width="0.993cm" svg:height="0.725cm" svg:x="15.007cm" svg:y="21.4cm">
          <draw:text-box>
            <text:p text:style-name="P4"><text:span text:style-name="T1">ζ</text:span><text:span text:style-name="T14">R</text:span></text:p>
          </draw:text-box>
        </draw:frame>
        <draw:frame draw:style-name="gr5" draw:text-style-name="P6" draw:layer="layout" svg:width="0.993cm" svg:height="0.725cm" svg:x="8.107cm" svg:y="17.275cm">
          <draw:text-box>
            <text:p text:style-name="P4"><text:span text:style-name="T1">cZ</text:span></text:p>
          </draw:text-box>
        </draw:frame>
        <draw:connector draw:style-name="gr2" draw:text-style-name="P3" draw:layer="layout" draw:line-skew="-1.425cm" svg:x1="13.267cm" svg:y1="19.926cm" svg:x2="4.398cm" svg:y2="19.926cm" draw:start-shape="id21" draw:start-glue-point="0" draw:end-shape="id19" draw:end-glue-point="0" svg:d="M13267 19926v-1926h-8869v1926" svg:viewBox="0 0 8870 19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HAN NOM A1" svg:font-family="'HAN NOM A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oão Marcelo Soares vaz</meta:initial-creator>
    <meta:creation-date>2013-12-05T22:59:01.079607900</meta:creation-date>
    <dc:date>2020-05-10T18:43:44.942754574</dc:date>
    <meta:editing-duration>PT3H3M58S</meta:editing-duration>
    <meta:editing-cycles>18</meta:editing-cycles>
    <meta:generator>LibreOffice/6.4.3.2$Linux_X86_64 LibreOffice_project/40$Build-2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row>
      <mi mathvariant="italic">Jac</mi>
      <mo stretchy="false">=</mo>
      <mrow>
        <mo fence="true" stretchy="true">[</mo>
        <mrow>
          <mrow>
            <mtable>
              <mtr>
                <mtd>
                  <mrow>
                    <mrow>
                      <mo stretchy="false">−</mo>
                      <mi>β</mi>
                    </mrow>
                    <mrow>
                      <mi>Z</mi>
                      <mo stretchy="false">−</mo>
                      <mi>δ</mi>
                    </mrow>
                  </mrow>
                </mtd>
              </mtr>
              <mtr>
                <mtd>
                  <mrow>
                    <mi>β</mi>
                    <mrow>
                      <mi>Z</mi>
                      <mo stretchy="false">−</mo>
                      <mi>α</mi>
                    </mrow>
                    <mi>Z</mi>
                  </mrow>
                </mtd>
              </mtr>
              <mtr>
                <mtd>
                  <mrow>
                    <mi>α</mi>
                    <mrow>
                      <mi>Z</mi>
                      <mo stretchy="false">+</mo>
                      <mi>δ</mi>
                    </mrow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i>β</mi>
                    </mrow>
                    <mi>S</mi>
                  </mrow>
                </mtd>
              </mtr>
              <mtr>
                <mtd>
                  <mrow>
                    <mi>β</mi>
                    <mrow>
                      <mi>S</mi>
                      <mo stretchy="false">−</mo>
                      <mi>α</mi>
                    </mrow>
                    <mi>S</mi>
                  </mrow>
                </mtd>
              </mtr>
              <mtr>
                <mtd>
                  <mrow>
                    <mi>α</mi>
                    <mi>S</mi>
                  </mrow>
                </mtd>
              </mtr>
            </mtable>
            <mtable>
              <mtr>
                <mtd>
                  <mn>0</mn>
                </mtd>
              </mtr>
              <mtr>
                <mtd>
                  <mi>ζ</mi>
                </mtd>
              </mtr>
              <mtr>
                <mtd>
                  <mrow>
                    <mo stretchy="false">−</mo>
                    <mi>ζ</mi>
                  </mrow>
                </mtd>
              </mtr>
            </mtable>
          </mrow>
        </mrow>
        <mo fence="true" stretchy="true">]</mo>
      </mrow>
    </mrow>
    <annotation encoding="StarMath 5.0">Jac = left [ stack{- %beta Z - %delta # %beta Z - %alpha Z # %alpha Z + %delta} stack{- %beta S # %beta S - %alpha S # %alpha S} stack{ 0  # %zeta  # - %zeta}  right ]  </annotation>
  </semantics>
</math>
</file>

<file path=Object 2/content.xml><?xml version="1.0" encoding="utf-8"?>
<math xmlns="http://www.w3.org/1998/Math/MathML" display="block">
  <semantics>
    <mrow>
      <mi mathvariant="italic">Jac</mi>
      <mo stretchy="false">=</mo>
      <mrow>
        <mo fence="true" stretchy="true">[</mo>
        <mrow>
          <mrow>
            <mtable>
              <mtr>
                <mtd>
                  <mrow>
                    <mrow>
                      <mo stretchy="false">−</mo>
                      <mi>β</mi>
                    </mrow>
                    <mrow>
                      <mi>I</mi>
                      <mo stretchy="false">−</mo>
                      <mi>δ</mi>
                    </mrow>
                  </mrow>
                </mtd>
              </mtr>
              <mtr>
                <mtd>
                  <mrow>
                    <mi>β</mi>
                    <mrow>
                      <mi>I</mi>
                      <mo stretchy="false">−</mo>
                      <mi>α</mi>
                    </mrow>
                    <mi>I</mi>
                  </mrow>
                </mtd>
              </mtr>
              <mtr>
                <mtd>
                  <mrow>
                    <mi>α</mi>
                    <mrow>
                      <mi>I</mi>
                      <mo stretchy="false">+</mo>
                      <mi>δ</mi>
                    </mrow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i>β</mi>
                    </mrow>
                    <mi>S</mi>
                  </mrow>
                </mtd>
              </mtr>
              <mtr>
                <mtd>
                  <mrow>
                    <mi>β</mi>
                    <mrow>
                      <mi>S</mi>
                      <mo stretchy="false">−</mo>
                      <mi>α</mi>
                    </mrow>
                    <mi>S</mi>
                  </mrow>
                </mtd>
              </mtr>
              <mtr>
                <mtd>
                  <mrow>
                    <mi>α</mi>
                    <mi>S</mi>
                  </mrow>
                </mtd>
              </mtr>
            </mtable>
            <mtable>
              <mtr>
                <mtd>
                  <mn>0</mn>
                </mtd>
              </mtr>
              <mtr>
                <mtd>
                  <mi>ζ</mi>
                </mtd>
              </mtr>
              <mtr>
                <mtd>
                  <mrow>
                    <mo stretchy="false">−</mo>
                    <mi>ζ</mi>
                  </mrow>
                </mtd>
              </mtr>
            </mtable>
          </mrow>
        </mrow>
        <mo fence="true" stretchy="true">]</mo>
      </mrow>
    </mrow>
    <annotation encoding="StarMath 5.0">Jac = left [ stack{- %beta I - %delta # %beta I - %alpha I # %alpha I + %delta} stack{- %beta S # %beta S - %alpha S # %alpha S} stack{ 0  # %zeta  # - %zeta}  right ]  </annotation>
  </semantics>
</math>
</file>

<file path=Object 3/content.xml><?xml version="1.0" encoding="utf-8"?>
<math xmlns="http://www.w3.org/1998/Math/MathML" display="block">
  <semantics>
    <mrow>
      <mrow>
        <msub>
          <mi>R</mi>
          <mn>0</mn>
        </msub>
        <mo stretchy="false">=</mo>
        <mfrac>
          <mi>π</mi>
          <mi>δ</mi>
        </mfrac>
      </mrow>
      <mfrac>
        <mi>β</mi>
        <mrow>
          <mo fence="true" stretchy="false">(</mo>
          <mrow>
            <mrow>
              <mi>δ</mi>
              <mo stretchy="false">+</mo>
              <mi>γ</mi>
            </mrow>
          </mrow>
          <mo fence="true" stretchy="false">)</mo>
        </mrow>
      </mfrac>
    </mrow>
    <annotation encoding="StarMath 5.0">R_0 = {%pi} over {%delta} {%beta} over {(%delta + %gamma)}</annotation>
  </semantics>
</math>
</file>

<file path=Object 4/content.xml><?xml version="1.0" encoding="utf-8"?>
<math xmlns="http://www.w3.org/1998/Math/MathML" display="block">
  <semantics>
    <mrow>
      <mrow>
        <msub>
          <mi>R</mi>
          <mn>0</mn>
        </msub>
        <mo stretchy="false">=</mo>
        <mfrac>
          <mi>α</mi>
          <mrow>
            <mi>δ</mi>
            <mo stretchy="false">+</mo>
            <mi>α</mi>
          </mrow>
        </mfrac>
      </mrow>
      <mfrac>
        <mi>β</mi>
        <mrow>
          <mo fence="true" stretchy="false">(</mo>
          <mrow>
            <mrow>
              <mi>δ</mi>
              <mo stretchy="false">+</mo>
              <mi>γ</mi>
            </mrow>
          </mrow>
          <mo fence="true" stretchy="false">)</mo>
        </mrow>
      </mfrac>
    </mrow>
    <annotation encoding="StarMath 5.0">R_0 = {%alpha} over {%delta + %alpha} {%beta} over {(%delta + %gamma)}</annotation>
  </semantics>
</math>
</file>